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2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1" office:value-type="string" calcext:value-type="string" table:number-columns-spanned="2" table:number-rows-spanned="1">
            <text:p>Dokumentation + Timeline</text:p>
          </table:table-cell>
          <table:covered-table-cell table:style-name="ce13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Weitere Bedingungen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ale Inhalte für die Webs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inwilligung der Firma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9" office:value-type="string" calcext:value-type="string">
            <text:p>Time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bsprache Konzept und Style Tiles</text:p>
          </table:table-cell>
          <table:table-cell table:style-name="ce10" office:value-type="date" office:date-value="2015-05-14" calcext:value-type="date">
            <text:p>14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rstellen der Style Tiles</text:p>
          </table:table-cell>
          <table:table-cell office:value-type="string" calcext:value-type="string">
            <text:p>KW 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sprache und Auswahl von Style Tile</text:p>
          </table:table-cell>
          <table:table-cell table:style-name="ce10" office:value-type="date" office:date-value="2015-05-26" calcext:value-type="date">
            <text:p>26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twicklung der Module auf Grundlage Style Tile 3</text:p>
          </table:table-cell>
          <table:table-cell table:style-name="ce10" office:value-type="date" office:date-value="2015-05-28" calcext:value-type="date">
            <text:p>28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Quellenangabe (hinzugefügt bzw. definiert, da dies benötigt wird)</text:p>
          </table:table-cell>
          <table:table-cell table:style-name="ce10" office:value-type="date" office:date-value="2015-05-28" calcext:value-type="date">
            <text:p>28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ink Hover von Italic zu Highlightfarbe und text-decoration geändert</text:p>
          </table:table-cell>
          <table:table-cell table:style-name="ce10" office:value-type="date" office:date-value="2015-05-28" calcext:value-type="date">
            <text:p>28.05.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style-name="ce10" office:value-type="date" office:date-value="2015-06-02" calcext:value-type="date">
            <text:p>02.06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style-name="ce10" office:value-type="date" office:date-value="2015-06-08" calcext:value-type="date">
            <text:p>08.06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XXX (Noto zu geringe Laufweite)</text:p>
          </table:table-cell>
          <table:table-cell table:style-name="ce10" office:value-type="date" office:date-value="2015-06-08" calcext:value-type="date">
            <text:p>08.06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style-name="ce10" office:value-type="date" office:date-value="2015-06-08" calcext:value-type="date">
            <text:p>08.06.1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.00.0000</text:date>, <text:time style:data-style-name="N2" text:time-value="15:05:17.33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6-09T15:55:38.412000000</dc:date>
    <meta:editing-duration>PT8H44M50S</meta:editing-duration>
    <meta:editing-cycles>15</meta:editing-cycles>
    <meta:generator>LibreOffice/4.3.6.2$Windows_x86 LibreOffice_project/d50a87b2e514536ed401c18000dad4660b6a169e</meta:generator>
    <meta:document-statistic meta:table-count="1" meta:cell-count="38" meta:object-count="0"/>
  </office:meta>
</office:document-meta>
</file>